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thJax Main" svg:font-family="'MathJax Main'"/>
    <style:font-face style:name="MathJax Math-italic" svg:font-family="'MathJax Math-italic'"/>
    <style:font-face style:name="Merriweather" svg:font-family="Merriweather, Georgia, Times, serif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5.031cm" fo:margin-left="5.964cm" table:align="left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49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0a332f" officeooo:paragraph-rsid="000a332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b2c65" officeooo:paragraph-rsid="000b2c6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b2c65" officeooo:paragraph-rsid="0017e8ec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b2c65" officeooo:paragraph-rsid="000b2c65" style:font-weight-asian="normal" style:font-weight-complex="normal"/>
    </style:style>
    <style:style style:name="P5" style:family="paragraph" style:parent-style-name="Standard">
      <style:text-properties officeooo:rsid="0005c651" officeooo:paragraph-rsid="0005c651"/>
    </style:style>
    <style:style style:name="P6" style:family="paragraph" style:parent-style-name="Standard">
      <style:text-properties fo:font-weight="bold" officeooo:rsid="0005c651" officeooo:paragraph-rsid="0005c651" style:font-weight-asian="bold" style:font-weight-complex="bold"/>
    </style:style>
    <style:style style:name="P7" style:family="paragraph" style:parent-style-name="Standard">
      <style:text-properties fo:font-weight="bold" officeooo:rsid="0005c651" officeooo:paragraph-rsid="000a332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5c651" officeooo:paragraph-rsid="000a332f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5c651" officeooo:paragraph-rsid="0005c651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5c651" officeooo:paragraph-rsid="0017a2c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5c651" officeooo:paragraph-rsid="000b2c65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5c651" officeooo:paragraph-rsid="0017a2c5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5c651" officeooo:paragraph-rsid="0017e8ec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rsid="0017e8ec" officeooo:paragraph-rsid="0017e8ec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198545" officeooo:paragraph-rsid="0019854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officeooo:rsid="0005c651" officeooo:paragraph-rsid="0005c651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5c651" officeooo:paragraph-rsid="0005c65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fad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332f" style:font-weight-asian="normal" style:font-weight-complex="normal"/>
    </style:style>
    <style:style style:name="T5" style:family="text">
      <style:text-properties fo:font-weight="normal" officeooo:rsid="0017e8ec" style:font-weight-asian="normal" style:font-weight-complex="normal"/>
    </style:style>
    <style:style style:name="T6" style:family="text">
      <style:text-properties fo:font-weight="normal" officeooo:rsid="00198545" style:font-weight-asian="normal" style:font-weight-complex="normal"/>
    </style:style>
    <style:style style:name="T7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T8" style:family="text">
      <style:text-properties officeooo:rsid="000b2c65"/>
    </style:style>
    <style:style style:name="T9" style:family="text">
      <style:text-properties officeooo:rsid="0017e8ec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a</text:span><text:span text:style-name="T1">) </text:span><text:span text:style-name="T3">The degree distribution of this network, for any N, is:</text:span></text:p>
      <text:p text:style-name="P5"><text:span text:style-name="T1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7">Degree</text:p>
          </table:table-cell>
          <table:table-cell table:style-name="Tabela1.B1" office:value-type="string">
            <text:p text:style-name="P17">Probability</text:p>
          </table:table-cell>
        </table:table-row>
        <table:table-row>
          <table:table-cell table:style-name="Tabela1.A2" office:value-type="string">
            <text:p text:style-name="P16">1</text:p>
          </table:table-cell>
          <table:table-cell table:style-name="Tabela1.B2" office:value-type="string">
            <text:p text:style-name="P16">(N-1)/N</text:p>
          </table:table-cell>
        </table:table-row>
        <table:table-row>
          <table:table-cell table:style-name="Tabela1.A2" office:value-type="string">
            <text:p text:style-name="P16">N</text:p>
          </table:table-cell>
          <table:table-cell table:style-name="Tabela1.B2" office:value-type="string">
            <text:p text:style-name="P16">1/N</text:p>
          </table:table-cell>
        </table:table-row>
      </table:table>
      <text:p text:style-name="P6"/>
      <text:p text:style-name="P7">b) <text:span text:style-name="T4">First, calculate the mean degree:</text:span></text:p>
      <text:p text:style-name="P7"/>
      <text:p text:style-name="P8"><draw:frame draw:style-name="fr1" draw:name="Objeto1" text:anchor-type="as-char" svg:y="-0.66cm" svg:width="5.786cm" svg:height="1.03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1">After that, it’s possible <text:span text:style-name="T8">to</text:span> calculate<draw:frame draw:style-name="fr1" draw:name="Objeto3" text:anchor-type="as-char" svg:y="-0.377cm" svg:width="0.564cm" svg:height="0.531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of 1 and N</text:p>
      <text:p text:style-name="P6"/>
      <text:p text:style-name="P9"><draw:frame draw:style-name="fr1" draw:name="Objeto2" text:anchor-type="as-char" svg:y="-1.15cm" svg:width="4.905cm" svg:height="1.545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text:span text:style-name="T7"><draw:frame draw:style-name="fr1" draw:name="Objeto4" text:anchor-type="as-char" svg:y="-1.15cm" svg:width="4.902cm" svg:height="1.545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p>
      <text:p text:style-name="P9"><text:span text:style-name="T7"/></text:p>
      <text:p text:style-name="P2">As N is much larger than 1, we can assume that<draw:frame draw:style-name="fr1" draw:name="Objeto5" text:anchor-type="as-char" svg:y="-0.377cm" svg:width="1.817cm" svg:height="0.467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and :</text:p>
      <text:p text:style-name="P2"/>
      <text:p text:style-name="P4"><draw:frame draw:style-name="fr1" draw:name="Objeto6" text:anchor-type="as-char" svg:y="-0.619cm" svg:width="2.244cm" svg:height="0.998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4"/>
      <text:p text:style-name="P2">Finally, as<draw:frame draw:style-name="fr1" draw:name="Objeto7" text:anchor-type="as-char" svg:y="-0.377cm" svg:width="0.557cm" svg:height="0.531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and<draw:frame draw:style-name="fr1" draw:name="Objeto8" text:anchor-type="as-char" svg:y="-0.377cm" svg:width="0.639cm" svg:height="0.531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are the same,<draw:frame draw:style-name="fr1" draw:name="Objeto9" text:anchor-type="as-char" svg:y="-0.619cm" svg:width="1.214cm" svg:height="0.998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for any k in this graph.</text:p>
      <text:p text:style-name="P2"/>
      <text:p text:style-name="P12"><text:span text:style-name="T8">c</text:span>)</text:p>
      <text:p text:style-name="P10"><draw:frame draw:style-name="fr1" draw:name="Objeto10" text:anchor-type="as-char" svg:y="-0.711cm" svg:width="13.529cm" svg:height="1.138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11"/>
      <text:p text:style-name="P11"><draw:frame draw:style-name="fr1" draw:name="Objeto11" text:anchor-type="as-char" svg:y="-0.691cm" svg:width="17.131cm" svg:height="1.12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11"/>
      <text:p text:style-name="P11"><draw:frame draw:style-name="fr1" draw:name="Objeto12" text:anchor-type="as-char" svg:y="-1.21cm" svg:width="14.092cm" svg:height="1.582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11"/>
      <text:p text:style-name="P3">As N is much larger than 1, we can assume that<draw:frame draw:style-name="fr1" draw:name="Objeto14" text:anchor-type="as-char" svg:y="-0.377cm" svg:width="1.259cm" svg:height="0.467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and :</text:p>
      <text:p text:style-name="P11"/>
      <text:p text:style-name="P11"><draw:frame draw:style-name="fr1" draw:name="Objeto13" text:anchor-type="as-char" svg:y="-1.21cm" svg:width="7.782cm" svg:height="2.208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11"/>
      <text:p text:style-name="P13"><text:span text:style-name="T9">d</text:span>) <text:span text:style-name="T5">The star network is disassortative, mainly because of two reasons:</text:span></text:p>
      <text:list xml:id="list2916606828" text:style-name="L1">
        <text:list-item>
          <text:p text:style-name="P14"><text:span text:style-name="T3">By concept, </text:span><text:span text:style-name="T6">the network hub connects only with nodes of degree 1, meaning that it prefers to link with low-degree nodes than other main hubs.</text:span></text:p>
        </text:list-item>
        <text:list-item>
          <text:p text:style-name="P15"><text:span text:style-name="T6">T</text:span><text:span text:style-name="T3">he value of r is minor than 0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thJax Main" svg:font-family="'MathJax Main'"/>
    <style:font-face style:name="MathJax Math-italic" svg:font-family="'MathJax Math-italic'"/>
    <style:font-face style:name="Merriweather" svg:font-family="Merriweather, Georgia, Times, serif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20:27:10.781000000</meta:creation-date>
    <dc:date>2021-06-05T10:46:11.163000000</dc:date>
    <meta:editing-duration>PT31M43S</meta:editing-duration>
    <meta:editing-cycles>5</meta:editing-cycles>
    <meta:generator>LibreOffice/6.0.4.2$Windows_X86_64 LibreOffice_project/9b0d9b32d5dcda91d2f1a96dc04c645c450872bf</meta:generator>
    <meta:document-statistic meta:table-count="1" meta:image-count="0" meta:object-count="14" meta:page-count="1" meta:paragraph-count="23" meta:word-count="112" meta:character-count="569" meta:non-whitespace-character-count="475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false">⟨</mo>
          <mrow>
            <mi>k</mi>
          </mrow>
          <mo fence="true" stretchy="false">⟩</mo>
        </mrow>
        <mo stretchy="false">=</mo>
        <mfrac>
          <mrow>
            <mrow>
              <mn>1</mn>
              <mo stretchy="false">×</mo>
              <mi>N</mi>
            </mrow>
            <mo stretchy="false">+</mo>
            <mrow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  <mo stretchy="false">×</mo>
              <mn>1</mn>
            </mrow>
          </mrow>
          <mi>N</mi>
        </mfrac>
        <mo stretchy="false">≈</mo>
        <mn>2</mn>
      </mrow>
      <mrow>
        <mfrac>
          <mi>N</mi>
          <mi>N</mi>
        </mfrac>
        <mo stretchy="false">=</mo>
        <mn>2</mn>
      </mrow>
    </mrow>
    <annotation encoding="StarMath 5.0">langle k rangle = {1 times N + (N-1) times 1} over {N} approx 2N over N = 2</annotation>
  </semantics>
</math>
</file>

<file path=Object 10/content.xml><?xml version="1.0" encoding="utf-8"?>
<math xmlns="http://www.w3.org/1998/Math/MathML" display="block">
  <semantics>
    <mrow>
      <msup>
        <mi>σ</mi>
        <mn>2</mn>
      </msup>
      <mo stretchy="false">=</mo>
      <mrow>
        <mrow>
          <munder>
            <mo stretchy="false">∑</mo>
            <mi>k</mi>
          </munder>
          <msubsup>
            <mi mathvariant="italic">kq</mi>
            <mi>k</mi>
            <mn>2</mn>
          </msubsup>
        </mrow>
        <mo stretchy="false">−</mo>
        <msup>
          <mrow>
            <mo fence="true" stretchy="false">[</mo>
            <mrow>
              <mrow>
                <munder>
                  <mo stretchy="false">∑</mo>
                  <mi>k</mi>
                </munder>
                <msub>
                  <mi mathvariant="italic">kq</mi>
                  <mi>k</mi>
                </msub>
              </mrow>
            </mrow>
            <mo fence="true" stretchy="false">]</mo>
          </mrow>
          <mn>2</mn>
        </msup>
      </mrow>
      <mo stretchy="false">=</mo>
      <mrow>
        <mfrac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n>4</mn>
        </mfrac>
        <mo stretchy="false">−</mo>
        <mfrac>
          <msup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n>2</mn>
          </msup>
          <mn>4</mn>
        </mfrac>
      </mrow>
      <mo stretchy="false">=</mo>
      <mfrac>
        <mrow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row>
                  <msup>
                    <mi>N</mi>
                    <mn>2</mn>
                  </msup>
                  <mo stretchy="false">+</mo>
                  <mn>2</mn>
                </mrow>
                <mrow>
                  <mi>N</mi>
                  <mo stretchy="false">+</mo>
                  <mn>1</mn>
                </mrow>
              </mrow>
            </mrow>
            <mo fence="true" stretchy="false">)</mo>
          </mrow>
        </mrow>
        <mn>4</mn>
      </mfrac>
      <mo stretchy="false">=</mo>
      <mfrac>
        <mrow>
          <mo stretchy="false">−</mo>
          <mrow>
            <mo fence="true" stretchy="false">(</mo>
            <mrow>
              <mrow>
                <msup>
                  <mi>N</mi>
                  <mn>2</mn>
                </msup>
                <mo stretchy="false">+</mo>
                <mi>N</mi>
              </mrow>
            </mrow>
            <mo fence="true" stretchy="false">)</mo>
          </mrow>
        </mrow>
        <mn>4</mn>
      </mfrac>
    </mrow>
    <annotation encoding="StarMath 5.0">%sigma^2 = sum from{k} kq_k^2 - [sum from{k} kq_k]^2 = (N + 1) over 4 - (N + 1)^2 over 4 = {(N + 1) - (N^2 + 2N + 1)} over 4 = - (N^2 + N) over 4</annotation>
  </semantics>
</math>
</file>

<file path=Object 11/content.xml><?xml version="1.0" encoding="utf-8"?>
<math xmlns="http://www.w3.org/1998/Math/MathML" display="block">
  <semantics>
    <mrow>
      <mi>r</mi>
      <mo stretchy="false">=</mo>
      <mrow>
        <munder>
          <mo stretchy="false">∑</mo>
          <mi mathvariant="italic">jk</mi>
        </munder>
        <mfrac>
          <mrow>
            <mi mathvariant="italic">jk</mi>
            <mrow>
              <mo fence="true" stretchy="false">(</mo>
              <mrow>
                <mrow>
                  <mrow>
                    <msub>
                      <mi>e</mi>
                      <mi mathvariant="italic">jk</mi>
                    </msub>
                    <mo stretchy="false">−</mo>
                    <msub>
                      <mi>q</mi>
                      <mi>j</mi>
                    </msub>
                  </mrow>
                  <msub>
                    <mi>q</mi>
                    <mi>k</mi>
                  </msub>
                </mrow>
              </mrow>
              <mo fence="true" stretchy="false">)</mo>
            </mrow>
          </mrow>
          <msup>
            <mi>σ</mi>
            <mn>2</mn>
          </msup>
        </mfrac>
      </mrow>
      <mo stretchy="false">=</mo>
      <mrow>
        <mfrac>
          <mrow>
            <mrow>
              <mn>1</mn>
              <mo stretchy="false">×</mo>
              <mn>1</mn>
            </mrow>
            <mrow>
              <mo fence="true" stretchy="false">(</mo>
              <mrow>
                <mrow>
                  <mrow>
                    <msub>
                      <mi>e</mi>
                      <mn>11</mn>
                    </msub>
                    <mo stretchy="false">−</mo>
                    <msub>
                      <mi>q</mi>
                      <mn>1</mn>
                    </msub>
                  </mrow>
                  <msub>
                    <mi>q</mi>
                    <mn>1</mn>
                  </msub>
                </mrow>
              </mrow>
              <mo fence="true" stretchy="false">)</mo>
            </mrow>
          </mrow>
          <msup>
            <mi>σ</mi>
            <mn>2</mn>
          </msup>
        </mfrac>
        <mo stretchy="false">+</mo>
        <mfrac>
          <mrow>
            <mrow>
              <mn>1</mn>
              <mo stretchy="false">×</mo>
              <mi>N</mi>
            </mrow>
            <mrow>
              <mo fence="true" stretchy="false">(</mo>
              <mrow>
                <mrow>
                  <mrow>
                    <msub>
                      <mi>e</mi>
                      <mrow>
                        <mn>1</mn>
                        <mi>N</mi>
                      </mrow>
                    </msub>
                    <mo stretchy="false">−</mo>
                    <msub>
                      <mi>q</mi>
                      <mn>1</mn>
                    </msub>
                  </mrow>
                  <msub>
                    <mi>q</mi>
                    <mi>N</mi>
                  </msub>
                </mrow>
              </mrow>
              <mo fence="true" stretchy="false">)</mo>
            </mrow>
          </mrow>
          <msup>
            <mi>σ</mi>
            <mn>2</mn>
          </msup>
        </mfrac>
        <mo stretchy="false">+</mo>
        <mfrac>
          <mrow>
            <mrow>
              <mi>N</mi>
              <mo stretchy="false">×</mo>
              <mn>1</mn>
            </mrow>
            <mrow>
              <mo fence="true" stretchy="false">(</mo>
              <mrow>
                <mrow>
                  <mrow>
                    <msub>
                      <mi>e</mi>
                      <mrow>
                        <mi>N</mi>
                        <mn>1</mn>
                      </mrow>
                    </msub>
                    <mo stretchy="false">−</mo>
                    <msub>
                      <mi>q</mi>
                      <mi>N</mi>
                    </msub>
                  </mrow>
                  <msub>
                    <mi>q</mi>
                    <mn>1</mn>
                  </msub>
                </mrow>
              </mrow>
              <mo fence="true" stretchy="false">)</mo>
            </mrow>
          </mrow>
          <msup>
            <mi>σ</mi>
            <mn>2</mn>
          </msup>
        </mfrac>
        <mo stretchy="false">+</mo>
        <mfrac>
          <mrow>
            <mrow>
              <mi>N</mi>
              <mo stretchy="false">×</mo>
              <mi>N</mi>
            </mrow>
            <mrow>
              <mo fence="true" stretchy="false">(</mo>
              <mrow>
                <mrow>
                  <mrow>
                    <msub>
                      <mi>e</mi>
                      <mi mathvariant="italic">NN</mi>
                    </msub>
                    <mo stretchy="false">−</mo>
                    <msub>
                      <mi>q</mi>
                      <mi>N</mi>
                    </msub>
                  </mrow>
                  <msub>
                    <mi>q</mi>
                    <mi>N</mi>
                  </msub>
                </mrow>
              </mrow>
              <mo fence="true" stretchy="false">)</mo>
            </mrow>
          </mrow>
          <msup>
            <mi>σ</mi>
            <mn>2</mn>
          </msup>
        </mfrac>
      </mrow>
    </mrow>
    <annotation encoding="StarMath 5.0">r = sum from{jk} {{jk( e_jk - q_j q_k )} over %sigma^2} = {1 times 1 ( e_11 - q_1 q_1 )} over %sigma^2 + {1 times N ( e_1N - q_1 q_N )} over %sigma^2 + {N times 1 ( e_N1 - q_N q_1 )} over %sigma^2 + {N times N ( e_NN - q_N q_N )} over %sigma^2</annotation>
  </semantics>
</math>
</file>

<file path=Object 12/content.xml><?xml version="1.0" encoding="utf-8"?>
<math xmlns="http://www.w3.org/1998/Math/MathML" display="block">
  <semantics>
    <mrow>
      <mi>r</mi>
      <mo stretchy="false">=</mo>
      <mrow>
        <mfrac>
          <mrow>
            <mrow>
              <mn>1</mn>
              <mo stretchy="false">×</mo>
              <mn>1</mn>
            </mrow>
            <mrow>
              <mo fence="true" stretchy="false">(</mo>
              <mrow>
                <mrow>
                  <mfrac>
                    <mn>1</mn>
                    <mn>2</mn>
                  </mfrac>
                  <mo stretchy="false">−</mo>
                  <mfrac>
                    <mn>1</mn>
                    <mn>4</mn>
                  </mfrac>
                </mrow>
              </mrow>
              <mo fence="true" stretchy="false">)</mo>
            </mrow>
          </mrow>
          <msup>
            <mi>σ</mi>
            <mn>2</mn>
          </msup>
        </mfrac>
        <mo stretchy="false">+</mo>
        <mfrac>
          <mrow>
            <mrow>
              <mn>1</mn>
              <mo stretchy="false">×</mo>
              <mi>N</mi>
            </mrow>
            <mrow>
              <mo fence="true" stretchy="false">(</mo>
              <mrow>
                <mrow>
                  <mn>0</mn>
                  <mo stretchy="false">−</mo>
                  <mfrac>
                    <mn>1</mn>
                    <mn>4</mn>
                  </mfrac>
                </mrow>
              </mrow>
              <mo fence="true" stretchy="false">)</mo>
            </mrow>
          </mrow>
          <msup>
            <mi>σ</mi>
            <mn>2</mn>
          </msup>
        </mfrac>
        <mo stretchy="false">+</mo>
        <mfrac>
          <mrow>
            <mrow>
              <mi>N</mi>
              <mo stretchy="false">×</mo>
              <mn>1</mn>
            </mrow>
            <mrow>
              <mo fence="true" stretchy="false">(</mo>
              <mrow>
                <mrow>
                  <mn>0</mn>
                  <mo stretchy="false">−</mo>
                  <mfrac>
                    <mn>1</mn>
                    <mn>4</mn>
                  </mfrac>
                </mrow>
              </mrow>
              <mo fence="true" stretchy="false">)</mo>
            </mrow>
          </mrow>
          <msup>
            <mi>σ</mi>
            <mn>2</mn>
          </msup>
        </mfrac>
        <mo stretchy="false">+</mo>
        <mfrac>
          <mrow>
            <mrow>
              <mi>N</mi>
              <mo stretchy="false">×</mo>
              <mi>N</mi>
            </mrow>
            <mrow>
              <mo fence="true" stretchy="false">(</mo>
              <mrow>
                <mrow>
                  <mfrac>
                    <mn>1</mn>
                    <mn>2</mn>
                  </mfrac>
                  <mo stretchy="false">−</mo>
                  <mfrac>
                    <mn>1</mn>
                    <mn>4</mn>
                  </mfrac>
                </mrow>
              </mrow>
              <mo fence="true" stretchy="false">)</mo>
            </mrow>
          </mrow>
          <msup>
            <mi>σ</mi>
            <mn>2</mn>
          </msup>
        </mfrac>
      </mrow>
      <mo stretchy="false">=</mo>
      <mfrac>
        <mrow>
          <mfrac>
            <mn>2</mn>
            <mn>4</mn>
          </mfrac>
          <mo stretchy="false">−</mo>
          <mfrac>
            <mi>N</mi>
            <mn>4</mn>
          </mfrac>
          <mo stretchy="false">−</mo>
          <mfrac>
            <mi>N</mi>
            <mn>4</mn>
          </mfrac>
          <mo stretchy="false">+</mo>
          <mfrac>
            <mrow>
              <mn>2</mn>
              <msup>
                <mi>N</mi>
                <mn>2</mn>
              </msup>
            </mrow>
            <mn>4</mn>
          </mfrac>
        </mrow>
        <msup>
          <mi>σ</mi>
          <mn>2</mn>
        </msup>
      </mfrac>
    </mrow>
    <annotation encoding="StarMath 5.0">r = {1 times 1 ( 1 over 2 - 1 over 4 )} over %sigma^2 + {1 times N ( 0 - 1 over 4 )} over %sigma^2 + {N times 1 ( 0 - 1 over 4 )} over %sigma^2 + {N times N ( 1 over 2 - 1 over 4 )} over %sigma^2 = { 2 over 4 - N over 4 - N over 4 + {2N^2} over 4 } over %sigma^2</annotation>
  </semantics>
</math>
</file>

<file path=Object 13/content.xml><?xml version="1.0" encoding="utf-8"?>
<math xmlns="http://www.w3.org/1998/Math/MathML" display="block">
  <semantics>
    <mrow>
      <mrow>
        <mi>r</mi>
        <mo stretchy="false">=</mo>
        <mfrac>
          <mfrac>
            <mrow>
              <mrow>
                <mn>2</mn>
                <mo stretchy="false">−</mo>
                <mn>2</mn>
              </mrow>
              <mrow>
                <mi>N</mi>
                <mo stretchy="false">+</mo>
                <mn>2</mn>
              </mrow>
              <msup>
                <mi>N</mi>
                <mn>2</mn>
              </msup>
            </mrow>
            <mn>4</mn>
          </mfrac>
          <mfrac>
            <mrow>
              <mo stretchy="false">−</mo>
              <mrow>
                <mo fence="true" stretchy="false">(</mo>
                <mrow>
                  <mrow>
                    <msup>
                      <mi>N</mi>
                      <mn>2</mn>
                    </msup>
                    <mo stretchy="false">+</mo>
                    <mi>N</mi>
                  </mrow>
                </mrow>
                <mo fence="true" stretchy="false">)</mo>
              </mrow>
            </mrow>
            <mn>4</mn>
          </mfrac>
        </mfrac>
        <mo stretchy="false">=</mo>
        <mfrac>
          <mrow>
            <mn>2</mn>
            <mrow>
              <mo fence="true" stretchy="false">(</mo>
              <mrow>
                <mrow>
                  <msup>
                    <mi>N</mi>
                    <mn>2</mn>
                  </msup>
                  <mo stretchy="false">−</mo>
                  <mi>N</mi>
                  <mo stretchy="false">+</mo>
                  <mn>1</mn>
                </mrow>
              </mrow>
              <mo fence="true" stretchy="false">)</mo>
            </mrow>
          </mrow>
          <mrow>
            <mo stretchy="false">−</mo>
            <mrow>
              <mo fence="true" stretchy="false">(</mo>
              <mrow>
                <mrow>
                  <msup>
                    <mi>N</mi>
                    <mn>2</mn>
                  </msup>
                  <mo stretchy="false">+</mo>
                  <mi>N</mi>
                </mrow>
              </mrow>
              <mo fence="true" stretchy="false">)</mo>
            </mrow>
          </mrow>
        </mfrac>
      </mrow>
      <mo stretchy="false">⇒</mo>
      <mrow>
        <mfrac>
          <mi mathvariant="normal">∞</mi>
          <mrow>
            <mo stretchy="false">−</mo>
            <mi mathvariant="normal">∞</mi>
          </mrow>
        </mfrac>
        <mo stretchy="false">=</mo>
        <mrow>
          <mo stretchy="false">−</mo>
          <mn>1</mn>
        </mrow>
      </mrow>
    </mrow>
    <annotation encoding="StarMath 5.0">r = { {2 - 2N + 2N^2} over 4 } over {- (N^2 + N) over 4} = {2( N^2 - N +  1 )} over {- (N^2 + N) }  drarrow %infinite over - %infinite = -1</annotation>
  </semantics>
</math>
</file>

<file path=Object 14/content.xml><?xml version="1.0" encoding="utf-8"?>
<math xmlns="http://www.w3.org/1998/Math/MathML" display="block">
  <semantics>
    <mrow>
      <mi>N</mi>
      <mo stretchy="false">→</mo>
      <mi mathvariant="normal">∞</mi>
    </mrow>
    <annotation encoding="StarMath 5.0">N rightarrow %infinite </annotation>
  </semantics>
</math>
</file>

<file path=Object 2/content.xml><?xml version="1.0" encoding="utf-8"?>
<math xmlns="http://www.w3.org/1998/Math/MathML" display="block">
  <semantics>
    <mrow>
      <msub>
        <mi>q</mi>
        <mn>1</mn>
      </msub>
      <mo stretchy="false">=</mo>
      <mfrac>
        <msub>
          <mi mathvariant="italic">kp</mi>
          <mi>k</mi>
        </msub>
        <mrow>
          <mo fence="true" stretchy="false">⟨</mo>
          <mrow>
            <mi>k</mi>
          </mrow>
          <mo fence="true" stretchy="false">⟩</mo>
        </mrow>
      </mfrac>
      <mo stretchy="false">=</mo>
      <mfrac>
        <mrow>
          <mn>1</mn>
          <mo stretchy="false">×</mo>
          <mfrac>
            <mrow>
              <mi>N</mi>
              <mo stretchy="false">−</mo>
              <mn>1</mn>
            </mrow>
            <mi>N</mi>
          </mfrac>
        </mrow>
        <mn>2</mn>
      </mfrac>
      <mo stretchy="false">=</mo>
      <mfrac>
        <mrow>
          <mi>N</mi>
          <mo stretchy="false">−</mo>
          <mn>1</mn>
        </mrow>
        <mrow>
          <mn>2</mn>
          <mi>N</mi>
        </mrow>
      </mfrac>
    </mrow>
    <annotation encoding="StarMath 5.0">q_1 = kp_k over langle k rangle = 1 times {{ N-1 } over N} over 2 = { N-1 } over {2N}</annotation>
  </semantics>
</math>
</file>

<file path=Object 3/content.xml><?xml version="1.0" encoding="utf-8"?>
<math xmlns="http://www.w3.org/1998/Math/MathML" display="block">
  <semantics>
    <msub>
      <mi>q</mi>
      <mi>k</mi>
    </msub>
    <annotation encoding="StarMath 5.0">q_k</annotation>
  </semantics>
</math>
</file>

<file path=Object 4/content.xml><?xml version="1.0" encoding="utf-8"?>
<math xmlns="http://www.w3.org/1998/Math/MathML" display="block">
  <semantics>
    <mrow>
      <msub>
        <mi>q</mi>
        <mi>N</mi>
      </msub>
      <mo stretchy="false">=</mo>
      <mfrac>
        <msub>
          <mi mathvariant="italic">kp</mi>
          <mi>k</mi>
        </msub>
        <mrow>
          <mo fence="true" stretchy="false">⟨</mo>
          <mrow>
            <mi>k</mi>
          </mrow>
          <mo fence="true" stretchy="false">⟩</mo>
        </mrow>
      </mfrac>
      <mo stretchy="false">=</mo>
      <mfrac>
        <mrow>
          <mi>N</mi>
          <mo stretchy="false">×</mo>
          <mfrac>
            <mn>1</mn>
            <mi>N</mi>
          </mfrac>
        </mrow>
        <mn>2</mn>
      </mfrac>
      <mo stretchy="false">=</mo>
      <mfrac>
        <mi>N</mi>
        <mrow>
          <mn>2</mn>
          <mi>N</mi>
        </mrow>
      </mfrac>
      <mo stretchy="false">=</mo>
      <mfrac>
        <mn>1</mn>
        <mn>2</mn>
      </mfrac>
    </mrow>
    <annotation encoding="StarMath 5.0">q_N = kp_k over langle k rangle = N times {{ 1 } over N} over 2 = { N } over {2N} = 1 over 2</annotation>
  </semantics>
</math>
</file>

<file path=Object 5/content.xml><?xml version="1.0" encoding="utf-8"?>
<math xmlns="http://www.w3.org/1998/Math/MathML" display="block">
  <semantics>
    <mrow>
      <mrow>
        <mi>N</mi>
        <mo stretchy="false">−</mo>
        <mn>1</mn>
      </mrow>
      <mo stretchy="false">≈</mo>
      <mi>N</mi>
    </mrow>
    <annotation encoding="StarMath 5.0">N - 1 approx N </annotation>
  </semantics>
</math>
</file>

<file path=Object 6/content.xml><?xml version="1.0" encoding="utf-8"?>
<math xmlns="http://www.w3.org/1998/Math/MathML" display="block">
  <semantics>
    <mrow>
      <msub>
        <mi>q</mi>
        <mn>1</mn>
      </msub>
      <mo stretchy="false">=</mo>
      <mfrac>
        <mi>N</mi>
        <mrow>
          <mn>2</mn>
          <mi>N</mi>
        </mrow>
      </mfrac>
      <mo stretchy="false">=</mo>
      <mfrac>
        <mn>1</mn>
        <mn>2</mn>
      </mfrac>
    </mrow>
    <annotation encoding="StarMath 5.0">q_1 = { N } over {2N} = 1 over 2</annotation>
  </semantics>
</math>
</file>

<file path=Object 7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8/content.xml><?xml version="1.0" encoding="utf-8"?>
<math xmlns="http://www.w3.org/1998/Math/MathML" display="block">
  <semantics>
    <msub>
      <mi>q</mi>
      <mi>N</mi>
    </msub>
    <annotation encoding="StarMath 5.0">q_N</annotation>
  </semantics>
</math>
</file>

<file path=Object 9/content.xml><?xml version="1.0" encoding="utf-8"?>
<math xmlns="http://www.w3.org/1998/Math/MathML" display="block">
  <semantics>
    <mrow>
      <msub>
        <mi>q</mi>
        <mi>k</mi>
      </msub>
      <mo stretchy="false">=</mo>
      <mfrac>
        <mn>1</mn>
        <mn>2</mn>
      </mfrac>
    </mrow>
    <annotation encoding="StarMath 5.0">q_k = 1 over 2</annotation>
  </semantics>
</math>
</file>